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style:font-name="Arial" officeooo:rsid="001fff1c" officeooo:paragraph-rsid="001fff1c"/>
    </style:style>
    <style:style style:name="P2" style:family="paragraph" style:parent-style-name="Standard">
      <style:paragraph-properties fo:text-align="start" style:justify-single-word="false"/>
      <style:text-properties style:font-name="Arial" officeooo:rsid="00216a50" officeooo:paragraph-rsid="001fff1c"/>
    </style:style>
    <style:style style:name="P3" style:family="paragraph" style:parent-style-name="Standard">
      <style:paragraph-properties fo:text-align="start" style:justify-single-word="false"/>
      <style:text-properties style:font-name="Arial" officeooo:rsid="00216a50" officeooo:paragraph-rsid="00216a50"/>
    </style:style>
    <style:style style:name="P4" style:family="paragraph" style:parent-style-name="Standard">
      <style:paragraph-properties fo:text-align="start" style:justify-single-word="false"/>
      <style:text-properties style:font-name="Arial" officeooo:rsid="00216a50" officeooo:paragraph-rsid="002bae66"/>
    </style:style>
    <style:style style:name="P5" style:family="paragraph" style:parent-style-name="Standard">
      <style:paragraph-properties fo:text-align="start" style:justify-single-word="false"/>
      <style:text-properties style:font-name="Arial" officeooo:rsid="00227bf5" officeooo:paragraph-rsid="00227bf5"/>
    </style:style>
    <style:style style:name="P6" style:family="paragraph" style:parent-style-name="Standard">
      <style:paragraph-properties fo:text-align="start" style:justify-single-word="false"/>
      <style:text-properties style:font-name="Arial" officeooo:rsid="002bae66" officeooo:paragraph-rsid="002bae66"/>
    </style:style>
    <style:style style:name="P7" style:family="paragraph" style:parent-style-name="Standard">
      <style:paragraph-properties fo:text-align="start" style:justify-single-word="false"/>
      <style:text-properties style:font-name="Arial" officeooo:rsid="002bae66" officeooo:paragraph-rsid="00328e17"/>
    </style:style>
    <style:style style:name="P8" style:family="paragraph" style:parent-style-name="Standard">
      <style:paragraph-properties fo:text-align="start" style:justify-single-word="false"/>
      <style:text-properties style:font-name="Arial" officeooo:rsid="002bae66" officeooo:paragraph-rsid="00227bf5"/>
    </style:style>
    <style:style style:name="P9" style:family="paragraph" style:parent-style-name="Standard">
      <style:paragraph-properties fo:text-align="start" style:justify-single-word="false"/>
      <style:text-properties style:font-name="Arial" officeooo:rsid="002bae66" officeooo:paragraph-rsid="0045a362"/>
    </style:style>
    <style:style style:name="P10" style:family="paragraph" style:parent-style-name="Standard">
      <style:paragraph-properties fo:text-align="start" style:justify-single-word="false"/>
      <style:text-properties style:font-name="Arial" officeooo:rsid="002bae66" officeooo:paragraph-rsid="0057b360"/>
    </style:style>
    <style:style style:name="P11" style:family="paragraph" style:parent-style-name="Standard">
      <style:paragraph-properties fo:text-align="start" style:justify-single-word="false"/>
      <style:text-properties style:font-name="Arial" officeooo:rsid="002bae66" officeooo:paragraph-rsid="006a4a23"/>
    </style:style>
    <style:style style:name="P12" style:family="paragraph" style:parent-style-name="Standard">
      <style:paragraph-properties fo:text-align="start" style:justify-single-word="false"/>
      <style:text-properties style:font-name="Arial" officeooo:rsid="002bae66" officeooo:paragraph-rsid="0073952c"/>
    </style:style>
    <style:style style:name="P13" style:family="paragraph" style:parent-style-name="Standard">
      <style:paragraph-properties fo:text-align="start" style:justify-single-word="false"/>
      <style:text-properties style:font-name="Arial" officeooo:rsid="002c1938" officeooo:paragraph-rsid="00307fb6"/>
    </style:style>
    <style:style style:name="P14" style:family="paragraph" style:parent-style-name="Standard">
      <style:paragraph-properties fo:text-align="start" style:justify-single-word="false"/>
      <style:text-properties style:font-name="Arial" fo:language="zxx" fo:country="none" officeooo:rsid="002c1938" officeooo:paragraph-rsid="00307fb6" style:language-asian="zxx" style:country-asian="none" style:language-complex="zxx" style:country-complex="none"/>
    </style:style>
    <style:style style:name="P15" style:family="paragraph" style:parent-style-name="Standard">
      <style:paragraph-properties fo:text-align="start" style:justify-single-word="false"/>
      <style:text-properties style:font-name="Arial" fo:language="zxx" fo:country="none" officeooo:rsid="00346578" officeooo:paragraph-rsid="00307fb6" style:language-asian="zxx" style:country-asian="none" style:language-complex="zxx" style:country-complex="none"/>
    </style:style>
    <style:style style:name="P16" style:family="paragraph" style:parent-style-name="Standard">
      <style:paragraph-properties fo:text-align="start" style:justify-single-word="false"/>
      <style:text-properties style:font-name="Arial" officeooo:rsid="00307fb6" officeooo:paragraph-rsid="00307fb6"/>
    </style:style>
    <style:style style:name="P17" style:family="paragraph" style:parent-style-name="Standard">
      <style:paragraph-properties fo:text-align="center" style:justify-single-word="false"/>
      <style:text-properties style:font-name="Arial" fo:font-size="25pt" officeooo:rsid="001fff1c" officeooo:paragraph-rsid="001fff1c" style:font-size-asian="25pt" style:font-size-complex="25pt"/>
    </style:style>
    <style:style style:name="P18" style:family="paragraph" style:parent-style-name="Standard">
      <style:paragraph-properties fo:text-align="start" style:justify-single-word="false"/>
      <style:text-properties style:font-name="Arial" officeooo:rsid="0031150c" officeooo:paragraph-rsid="0031150c"/>
    </style:style>
    <style:style style:name="P19" style:family="paragraph" style:parent-style-name="Standard">
      <style:paragraph-properties fo:text-align="start" style:justify-single-word="false"/>
      <style:text-properties style:font-name="Arial" officeooo:rsid="0031150c" officeooo:paragraph-rsid="00328e17"/>
    </style:style>
    <style:style style:name="P20" style:family="paragraph" style:parent-style-name="Standard">
      <style:paragraph-properties fo:text-align="start" style:justify-single-word="false"/>
      <style:text-properties style:font-name="Arial" officeooo:rsid="00328e17" officeooo:paragraph-rsid="00328e17"/>
    </style:style>
    <style:style style:name="P21" style:family="paragraph" style:parent-style-name="Standard">
      <style:paragraph-properties fo:text-align="start" style:justify-single-word="false"/>
      <style:text-properties style:font-name="Arial" officeooo:rsid="0046bf1b" officeooo:paragraph-rsid="0045a362"/>
    </style:style>
    <style:style style:name="P22" style:family="paragraph" style:parent-style-name="Standard">
      <style:paragraph-properties fo:text-align="start" style:justify-single-word="false"/>
      <style:text-properties style:font-name="Arial" officeooo:rsid="004f792e" officeooo:paragraph-rsid="0045a362"/>
    </style:style>
    <style:style style:name="P23" style:family="paragraph" style:parent-style-name="Standard">
      <style:paragraph-properties fo:text-align="start" style:justify-single-word="false"/>
      <style:text-properties style:font-name="Arial" officeooo:rsid="004f792e" officeooo:paragraph-rsid="004f792e"/>
    </style:style>
    <style:style style:name="P24" style:family="paragraph" style:parent-style-name="Standard">
      <style:paragraph-properties fo:text-align="start" style:justify-single-word="false"/>
      <style:text-properties style:font-name="Arial" officeooo:rsid="0057b360" officeooo:paragraph-rsid="0057b360"/>
    </style:style>
    <style:style style:name="P25" style:family="paragraph" style:parent-style-name="Standard">
      <style:paragraph-properties fo:text-align="start" style:justify-single-word="false"/>
      <style:text-properties style:font-name="Arial" officeooo:rsid="005e74ba" officeooo:paragraph-rsid="005e74ba"/>
    </style:style>
    <style:style style:name="P26" style:family="paragraph" style:parent-style-name="Standard">
      <style:paragraph-properties fo:text-align="start" style:justify-single-word="false"/>
      <style:text-properties style:font-name="Arial" officeooo:rsid="0060591a" officeooo:paragraph-rsid="0060591a"/>
    </style:style>
    <style:style style:name="P27" style:family="paragraph" style:parent-style-name="Standard">
      <style:paragraph-properties fo:text-align="start" style:justify-single-word="false"/>
      <style:text-properties style:font-name="Arial" officeooo:rsid="002b2f1d" officeooo:paragraph-rsid="002b2f1d"/>
    </style:style>
    <style:style style:name="P28" style:family="paragraph" style:parent-style-name="Standard">
      <style:paragraph-properties fo:text-align="start" style:justify-single-word="false"/>
      <style:text-properties style:font-name="Arial" officeooo:rsid="006632be" officeooo:paragraph-rsid="006632be"/>
    </style:style>
    <style:style style:name="P29" style:family="paragraph" style:parent-style-name="Standard">
      <style:paragraph-properties fo:text-align="start" style:justify-single-word="false"/>
      <style:text-properties style:font-name="Arial" officeooo:rsid="0037acaf" officeooo:paragraph-rsid="006a4a23"/>
    </style:style>
    <style:style style:name="P30" style:family="paragraph" style:parent-style-name="Standard">
      <style:paragraph-properties fo:text-align="start" style:justify-single-word="false"/>
      <style:text-properties style:font-name="Arial" officeooo:rsid="006cb3f7" officeooo:paragraph-rsid="006cb3f7"/>
    </style:style>
    <style:style style:name="P31" style:family="paragraph" style:parent-style-name="Standard">
      <style:paragraph-properties fo:text-align="start" style:justify-single-word="false"/>
      <style:text-properties style:font-name="Arial" officeooo:rsid="0055a561" officeooo:paragraph-rsid="0057b360"/>
    </style:style>
    <style:style style:name="P32" style:family="paragraph" style:parent-style-name="Standard">
      <style:paragraph-properties fo:text-align="start" style:justify-single-word="false"/>
      <style:text-properties style:font-name="Arial" officeooo:rsid="0071c83d" officeooo:paragraph-rsid="0071c83d"/>
    </style:style>
    <style:style style:name="P33" style:family="paragraph" style:parent-style-name="Standard">
      <style:paragraph-properties fo:text-align="start" style:justify-single-word="false"/>
      <style:text-properties style:font-name="Arial" officeooo:rsid="00216a50" officeooo:paragraph-rsid="002bae66"/>
    </style:style>
    <style:style style:name="P34" style:family="paragraph" style:parent-style-name="Standard">
      <style:paragraph-properties fo:text-align="start" style:justify-single-word="false"/>
      <style:text-properties style:font-name="Arial" officeooo:rsid="0076f2cf" officeooo:paragraph-rsid="0076f2cf"/>
    </style:style>
    <style:style style:name="T1" style:family="text">
      <style:text-properties officeooo:rsid="0020080b"/>
    </style:style>
    <style:style style:name="T2" style:family="text">
      <style:text-properties officeooo:rsid="0021d9a4"/>
    </style:style>
    <style:style style:name="T3" style:family="text">
      <style:text-properties officeooo:rsid="00227bf5"/>
    </style:style>
    <style:style style:name="T4" style:family="text">
      <style:text-properties officeooo:rsid="0023d9c3"/>
    </style:style>
    <style:style style:name="T5" style:family="text">
      <style:text-properties officeooo:rsid="002826bd"/>
    </style:style>
    <style:style style:name="T6" style:family="text">
      <style:text-properties officeooo:rsid="002ec5fe"/>
    </style:style>
    <style:style style:name="T7" style:family="text">
      <style:text-properties officeooo:rsid="00307fb6"/>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03167d9" style:language-asian="zxx" style:country-asian="none" style:language-complex="zxx" style:country-complex="none"/>
    </style:style>
    <style:style style:name="T10" style:family="text">
      <style:text-properties fo:language="zxx" fo:country="none" officeooo:rsid="00328e17" style:language-asian="zxx" style:country-asian="none" style:language-complex="zxx" style:country-complex="none"/>
    </style:style>
    <style:style style:name="T11" style:family="text">
      <style:text-properties fo:language="zxx" fo:country="none" officeooo:rsid="002d3fcf" style:language-asian="zxx" style:country-asian="none" style:language-complex="zxx" style:country-complex="none"/>
    </style:style>
    <style:style style:name="T12" style:family="text">
      <style:text-properties fo:language="zxx" fo:country="none" officeooo:rsid="002d9199" style:language-asian="zxx" style:country-asian="none" style:language-complex="zxx" style:country-complex="none"/>
    </style:style>
    <style:style style:name="T13" style:family="text">
      <style:text-properties fo:language="zxx" fo:country="none" officeooo:rsid="00346578" style:language-asian="zxx" style:country-asian="none" style:language-complex="zxx" style:country-complex="none"/>
    </style:style>
    <style:style style:name="T14" style:family="text">
      <style:text-properties fo:language="zxx" fo:country="none" officeooo:rsid="004a8af1" style:language-asian="zxx" style:country-asian="none" style:language-complex="zxx" style:country-complex="none"/>
    </style:style>
    <style:style style:name="T15" style:family="text">
      <style:text-properties fo:language="zxx" fo:country="none" officeooo:rsid="004c27e8" style:language-asian="zxx" style:country-asian="none" style:language-complex="zxx" style:country-complex="none"/>
    </style:style>
    <style:style style:name="T16" style:family="text">
      <style:text-properties fo:language="zxx" fo:country="none" officeooo:rsid="005c831e" style:language-asian="zxx" style:country-asian="none" style:language-complex="zxx" style:country-complex="none"/>
    </style:style>
    <style:style style:name="T17" style:family="text">
      <style:text-properties fo:language="zxx" fo:country="none" officeooo:rsid="0061a09d" style:language-asian="zxx" style:country-asian="none" style:language-complex="zxx" style:country-complex="none"/>
    </style:style>
    <style:style style:name="T18" style:family="text">
      <style:text-properties fo:language="zxx" fo:country="none" officeooo:rsid="0061cecc" style:language-asian="zxx" style:country-asian="none" style:language-complex="zxx" style:country-complex="none"/>
    </style:style>
    <style:style style:name="T19" style:family="text">
      <style:text-properties fo:language="zxx" fo:country="none" officeooo:rsid="00686390" style:language-asian="zxx" style:country-asian="none" style:language-complex="zxx" style:country-complex="none"/>
    </style:style>
    <style:style style:name="T20" style:family="text">
      <style:text-properties fo:language="zxx" fo:country="none" officeooo:rsid="006a4328" style:language-asian="zxx" style:country-asian="none" style:language-complex="zxx" style:country-complex="none"/>
    </style:style>
    <style:style style:name="T21" style:family="text">
      <style:text-properties fo:language="zxx" fo:country="none" officeooo:rsid="006acc3d" style:language-asian="zxx" style:country-asian="none" style:language-complex="zxx" style:country-complex="none"/>
    </style:style>
    <style:style style:name="T22" style:family="text">
      <style:text-properties officeooo:rsid="00328e17"/>
    </style:style>
    <style:style style:name="T23" style:family="text">
      <style:text-properties officeooo:rsid="0035a409"/>
    </style:style>
    <style:style style:name="T24" style:family="text">
      <style:text-properties officeooo:rsid="003692dd"/>
    </style:style>
    <style:style style:name="T25" style:family="text">
      <style:text-properties officeooo:rsid="0037a44d"/>
    </style:style>
    <style:style style:name="T26" style:family="text">
      <style:text-properties officeooo:rsid="003822e0"/>
    </style:style>
    <style:style style:name="T27" style:family="text">
      <style:text-properties officeooo:rsid="003a093c"/>
    </style:style>
    <style:style style:name="T28" style:family="text">
      <style:text-properties officeooo:rsid="003af9b2"/>
    </style:style>
    <style:style style:name="T29" style:family="text">
      <style:text-properties officeooo:rsid="004138d0"/>
    </style:style>
    <style:style style:name="T30" style:family="text">
      <style:text-properties officeooo:rsid="00421688"/>
    </style:style>
    <style:style style:name="T31" style:family="text">
      <style:text-properties officeooo:rsid="0043e656"/>
    </style:style>
    <style:style style:name="T32" style:family="text">
      <style:text-properties officeooo:rsid="004f792e"/>
    </style:style>
    <style:style style:name="T33" style:family="text">
      <style:text-properties officeooo:rsid="0050d8e8"/>
    </style:style>
    <style:style style:name="T34" style:family="text">
      <style:text-properties officeooo:rsid="00529ae0"/>
    </style:style>
    <style:style style:name="T35" style:family="text">
      <style:text-properties officeooo:rsid="00533b63"/>
    </style:style>
    <style:style style:name="T36" style:family="text">
      <style:text-properties officeooo:rsid="0054023c"/>
    </style:style>
    <style:style style:name="T37" style:family="text">
      <style:text-properties officeooo:rsid="0057b360"/>
    </style:style>
    <style:style style:name="T38" style:family="text">
      <style:text-properties officeooo:rsid="005e74ba"/>
    </style:style>
    <style:style style:name="T39" style:family="text">
      <style:text-properties officeooo:rsid="0060591a"/>
    </style:style>
    <style:style style:name="T40" style:family="text">
      <style:text-properties officeooo:rsid="006548ff"/>
    </style:style>
    <style:style style:name="T41" style:family="text">
      <style:text-properties officeooo:rsid="00679521"/>
    </style:style>
    <style:style style:name="T42" style:family="text">
      <style:text-properties officeooo:rsid="0067ca2d"/>
    </style:style>
    <style:style style:name="T43" style:family="text">
      <style:text-properties officeooo:rsid="006a4a23"/>
    </style:style>
    <style:style style:name="T44" style:family="text">
      <style:text-properties officeooo:rsid="006acc3d"/>
    </style:style>
    <style:style style:name="T45" style:family="text">
      <style:text-properties officeooo:rsid="006adef3"/>
    </style:style>
    <style:style style:name="T46" style:family="text">
      <style:text-properties officeooo:rsid="006cacfc"/>
    </style:style>
    <style:style style:name="T47" style:family="text">
      <style:text-properties officeooo:rsid="007395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ésentation <text:span text:style-name="T1">Anglais</text:span></text:p>
      <text:p text:style-name="P1"/>
      <text:p text:style-name="P2"/>
      <text:p text:style-name="P2"/>
      <text:p text:style-name="P2"/>
      <text:p text:style-name="P3">//<text:span text:style-name="T26">TODO : </text:span><text:span text:style-name="T14">Good afternoon everyone</text:span></text:p>
      <text:p text:style-name="P3"/>
      <text:p text:style-name="P3"/>
      <text:p text:style-name="P3"/>
      <text:p text:style-name="P3">We have chosen to talk about the topic "Cyber-Bullying". <text:span text:style-name="T33">In order t</text:span>o do this, we will show you a short video campaign made by UNICEF, posted on Google Africa's <text:span text:style-name="T29">Y</text:span>outube channel in 2012. <text:span text:style-name="T2">Although it may sound a little </text:span><text:span text:style-name="T4">dated</text:span><text:span text:style-name="T2">, I think it is still relevant today as </text:span><text:span text:style-name="T3">it is still a major problem, because kids are getting social network capable phones from a younger age. </text:span><text:span text:style-name="T5">So first let's quickly define Cyber-Bullying.</text:span></text:p>
      <text:p text:style-name="P3"/>
      <text:p text:style-name="P3">*<text:span text:style-name="T5">définition cyberbullying</text:span>* : https://dictionary.cambridge.org/dictionary/english/cyberbullying</text:p>
      <text:p text:style-name="P3"/>
      <text:p text:style-name="P3"/>
      <text:p text:style-name="P27">So, this definition is from Cambridge Dictionnay's website. According to the definition, cyberbullying is "The activity of using the internet to harm or frighten anothe<text:span text:style-name="T40">r</text:span> <text:span text:style-name="T32">r</text:span>person, especially by sending them unpleasent messages". </text:p>
      <text:p text:style-name="P28">So in other words, Cyberbullying is a form of bullying (harassement) that takes place online, usually through social media. Examples of cyberbullying include sending hurtful messages or images, spreading rumors or lies online, posting embarrassing photos or videos <text:span text:style-name="T41">of someone.</text:span></text:p>
      <text:p text:style-name="P3"/>
      <text:p text:style-name="P3"/>
      <text:p text:style-name="P3"/>
      <text:p text:style-name="P5">MONTRER LA VIDÉO : https://www.youtube.com/watch?v=asTti6y39xI</text:p>
      <text:p text:style-name="P5"/>
      <text:p text:style-name="P5"/>
      <text:p text:style-name="P8"/>
      <text:p text:style-name="P6"/>
      <text:p text:style-name="P16"><text:tab/>// What ? What about?</text:p>
      <text:p text:style-name="P16"/>
      <text:p text:style-name="P18">In this video the world is split in two parts : the Triangle and Square Population. The Triangles might be the minority. The video shows a girl being bullied on the internet by Square individuals : she recieves <text:span text:style-name="T42">multiple </text:span>mockeries based on her head's shape...</text:p>
      <text:p text:style-name="P19">She <text:span text:style-name="T42">then experiences a great deal of emotional pain</text:span><text:span text:style-name="T8">, </text:span><text:span text:style-name="T9">so s</text:span><text:span text:style-name="T8">he informs her </text:span><text:span text:style-name="T19">brother </text:span><text:span text:style-name="T8">about </text:span><text:span text:style-name="T20">the</text:span><text:span text:style-name="T8"> situation. </text:span><text:span text:style-name="T9">H</text:span><text:span text:style-name="T8">e then asks everyone he knows from Square comunity to be kind to the girl and also talks about it to a professor.</text:span></text:p>
      <text:p text:style-name="P20"><text:span text:style-name="T15">N</text:span><text:span text:style-name="T8">ext day, she logs into the social network and sees a lot of friendly, wholesome messages and everything ends well.</text:span></text:p>
      <text:p text:style-name="P7"/>
      <text:p text:style-name="P7"/>
      <text:p text:style-name="P7"/>
      <text:p text:style-name="P7"/>
      <text:p text:style-name="P7"/>
      <text:p text:style-name="P7"/>
      <text:p text:style-name="P7"/>
      <text:p text:style-name="P7"/>
      <text:p text:style-name="P7"><text:soft-page-break/></text:p>
      <text:p text:style-name="P7"/>
      <text:p text:style-name="P6"><text:tab/>// Analyse it and give viewpoint. </text:p>
      <text:p text:style-name="P6"/>
      <text:p text:style-name="P6"><text:tab/><text:span text:style-name="T43">First of all, who is targeted ?</text:span></text:p>
      <text:p text:style-name="P6"/>
      <text:p text:style-name="P11"><text:tab/><text:tab/>// Who is targeted ?</text:p>
      <text:p text:style-name="P11"><text:tab/></text:p>
      <text:p text:style-name="P29">Since it's a cartoon, I think the audience target<text:span text:style-name="T28">ed</text:span> is children. <text:span text:style-name="T21">That</text:span><text:span text:style-name="T27"> </text:span><text:span text:style-name="T44">is why it may look a little too kind or cheesy. </text:span><text:span text:style-name="T30">Apart from that, </text:span><text:span text:style-name="T31">I think it is well-written for children, as it doesn't show harmful or excplicit content to the </text:span><text:span text:style-name="T34">young </text:span><text:span text:style-name="T31">audience.</text:span></text:p>
      <text:p text:style-name="P15"><text:tab/><text:tab/>// <text:span text:style-name="T45">Suite analysis</text:span></text:p>
      <text:p text:style-name="P15"/>
      <text:p text:style-name="P13"><text:span text:style-name="T13">F</text:span><text:span text:style-name="T10">irst of all,</text:span><text:span text:style-name="T8"> this video is </text:span><text:span text:style-name="T10">a </text:span><text:span text:style-name="T8">black and withe cartoon, with zero dialogue, just </text:span><text:span text:style-name="T11">a few s</text:span><text:span text:style-name="T8">ounds. </text:span><text:span text:style-name="T12">From here we can already state two things : </text:span></text:p>
      <text:p text:style-name="P14"/>
      <text:p text:style-name="P14">- <text:span text:style-name="T7">T</text:span>he <text:span text:style-name="T23">use </text:span><text:span text:style-name="T24">of </text:span>black and white is to show that racism is not only a "colour problem" as it is usually depicted, <text:span text:style-name="T6">it's used </text:span><text:span text:style-name="T25">to</text:span><text:span text:style-name="T6"> englobe all kind of racism.</text:span></text:p>
      <text:p text:style-name="P6"/>
      <text:p text:style-name="P6">- <text:span text:style-name="T7">The fact that no dialogue is used is certainly to make it understable wherever the person watching is from.</text:span></text:p>
      <text:p text:style-name="P6"/>
      <text:p text:style-name="P20">It is a short video, so the message is conveyed rapidly to the audience. I feel that the message may not be 100% clear to the audience the first time is is watched <text:span text:style-name="T46">and kids may need to rewatch it.</text:span></text:p>
      <text:p text:style-name="P20"/>
      <text:p text:style-name="P30">The video displays to the audience every key to handle cyberbullying : </text:p>
      <text:p text:style-name="P30"/>
      <text:p text:style-name="P30"><text:tab/>- If they are being bullied, talk to someone they trust</text:p>
      <text:p text:style-name="P30"><text:tab/>- If they know someone is being bullied, talk to an adult they know is worth trusting</text:p>
      <text:p text:style-name="P30"/>
      <text:p text:style-name="P30">Also it shows the teacher explaining everyone is equal (prevention) and supporting the one who have been bullied, not lefting them apart.</text:p>
      <text:p text:style-name="P6"/>
      <text:p text:style-name="P6"/>
      <text:p text:style-name="P6"><text:tab/></text:p>
      <text:p text:style-name="P9"><text:tab/>// <text:span text:style-name="T22">Is it effective?</text:span></text:p>
      <text:p text:style-name="P9"/>
      <text:p text:style-name="P23">On one hand, I think the message and the way it is conveyed might be a little too kind, but on the other hand, we have to remember that this is a kids-oriented campaign so it is quite normal to do s<text:span text:style-name="T38">o.</text:span></text:p>
      <text:p text:style-name="P23"/>
      <text:p text:style-name="P25">We can argue the fact that the kindess of the campaign might not be effective to stop cyberbullying, but especially when it comes to kids, encouraging good behaviour can be effective <text:span text:style-name="T39">as they learn quickly what you present to them</text:span>. </text:p>
      <text:p text:style-name="P25"/>
      <text:p text:style-name="P26">It's also worth noting the effects of such a campaign on the young population may be difficult to measure in the short term. We are now 10 years later and Cybberbullying is nothing but expanding.</text:p>
      <text:p text:style-name="P23"/>
      <text:p text:style-name="P23"/>
      <text:p text:style-name="P23"/>
      <text:p text:style-name="P23"><text:soft-page-break/></text:p>
      <text:p text:style-name="P23"/>
      <text:p text:style-name="P23"/>
      <text:p text:style-name="P22"/>
      <text:p text:style-name="P9"><text:tab/>// If you had to change anything, what would it be ? Why ?</text:p>
      <text:p text:style-name="P9"/>
      <text:p text:style-name="P9"/>
      <text:p text:style-name="P21">Maybe I would make it more unders<text:span text:style-name="T35">t</text:span>a<text:span text:style-name="T35">nda</text:span>ble to the audience that two diferent populations are depicted because to be honest, even I as an adult, has not undertood right away that there where two different races. So even tough I understand the use of black and withe, maybe it makes it less understandable. Aside from this, I think the video is great and still unfortunately up-to-date <text:span text:style-name="T36">and can be shown in schools to warn about the harm that can be caused by social media.</text:span></text:p>
      <text:p text:style-name="P6"><text:tab/></text:p>
      <text:p text:style-name="P12"><text:tab/></text:p>
      <text:p text:style-name="P12"><text:tab/>// <text:span text:style-name="T47">Infographie sur le Cyberbullying</text:span></text:p>
      <text:p text:style-name="P12"/>
      <text:p text:style-name="P12">https://e-enfance.org/communique-de-presse-etude-caisse-depargne-association-e-enfance-sur-le-cyberharcelement-des-jeunes/</text:p>
      <text:p text:style-name="P12"/>
      <text:p text:style-name="P12"/>
      <text:p text:style-name="P12"/>
      <text:p text:style-name="P12"/>
      <text:p text:style-name="P12"/>
      <text:p text:style-name="P12"/>
      <text:p text:style-name="P12"/>
      <text:p text:style-name="P12">// <text:span text:style-name="T37">How to prevent Cyberbullying</text:span></text:p>
      <text:p text:style-name="P10"/>
      <text:p text:style-name="P10"/>
      <text:p text:style-name="P24"/>
      <text:p text:style-name="P32">There is a Phone Number to Call to if victim or witnessing Cyberbullying, in France it's the 3018.</text:p>
      <text:p text:style-name="P24"/>
      <text:p text:style-name="P24">https://e-enfance.org/3018-nouveau-numero-contre-violence-numerique/</text:p>
      <text:p text:style-name="P24"/>
      <text:p text:style-name="P24"/>
      <text:p text:style-name="P24">The most important to act against Cyberbullying is prevention. <text:span text:style-name="T8">That is to say teach the children to use social network with caution, only talk to people they know in real life, teach them that every thing put on the internet </text:span><text:span text:style-name="T16">d</text:span><text:span text:style-name="T8">o not belong to them anymore...</text:span></text:p>
      <text:p text:style-name="P31"/>
      <text:p text:style-name="P6"/>
      <text:p text:style-name="P6"/>
      <text:p text:style-name="P6">// <text:span text:style-name="T39">Conclusion</text:span></text:p>
      <text:p text:style-name="P6"/>
      <text:p text:style-name="P6"/>
      <text:p text:style-name="P4">Despite efforts to raise awareness and prevent cyberbullying, it remains a <text:span text:style-name="T17">invasive</text:span> and harmful problem. The impact of cyberbullying on individuals can be devastating, leading to emotional distress, anxiety, depression, and even suicide. It's a serious issue that requires ongoing attention and action from all of us.</text:p>
      <text:p text:style-name="P4"/>
      <text:p text:style-name="P4">However, there is reason for hope. As more people become aware of the harm caused by cyberbullying, there is a growing movement to promote kindness, empathy, and respect <text:soft-page-break/>online. There are campaigns, organizations, and individuals working to create a culture of positivity and support on the internet. And there are <text:span text:style-name="T18">many</text:span> stories of individuals who have overcome cyberbullying and used their experiences to help others.</text:p>
      <text:p text:style-name="P4"/>
      <text:p text:style-name="P4"/>
      <text:p text:style-name="P4"/>
      <text:p text:style-name="P4"/>
      <text:p text:style-name="P4"/>
      <text:p text:style-name="P4"/>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3H41M43S</meta:editing-duration>
    <meta:editing-cycles>79</meta:editing-cycles>
    <meta:generator>LibreOffice/7.2.1.2$Windows_X86_64 LibreOffice_project/87b77fad49947c1441b67c559c339af8f3517e22</meta:generator>
    <dc:date>2023-03-09T12:40:33.690000000</dc:date>
    <meta:document-statistic meta:table-count="0" meta:image-count="0" meta:object-count="0" meta:page-count="4" meta:paragraph-count="43" meta:word-count="925" meta:character-count="5566" meta:non-whitespace-character-count="4659"/>
    <meta:user-defined meta:name="Info 1"/>
    <meta:user-defined meta:name="Info 2"/>
    <meta:user-defined meta:name="Info 3"/>
    <meta:user-defined meta:name="Info 4"/>
  </office:meta>
</office:document-meta>
</file>